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323cm" fo:min-width="24.138cm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11.053cm" fo:min-width="22.86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ffffff"/>
    </style:style>
    <style:style style:name="P3" style:family="paragraph">
      <loext:graphic-properties draw:fill-color="#3465a4"/>
      <style:paragraph-properties fo:text-align="center" style:writing-mode="lr-tb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638cm" svg:height="12.573cm" svg:x="1.508cm" svg:y="1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3.368cm" svg:height="11.303cm" svg:x="2.143cm" svg:y="2.143cm">
          <text:p text:style-name="P2"><text:span text:style-name="T1">1 2 3 4 5 ...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19:16:37.759954892</meta:creation-date>
    <dc:date>2021-08-28T19:44:35.880301018</dc:date>
    <meta:editing-duration>PT23M7S</meta:editing-duration>
    <meta:editing-cycles>6</meta:editing-cycles>
    <meta:generator>LibreOffice/6.4.7.2$Linux_X86_64 LibreOffice_project/40$Build-2</meta:generator>
    <meta:document-statistic meta:object-count="2"/>
  </office:meta>
</office:document-meta>
</file>